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awCCITTFaxAdapter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CCITTFaxAdapter.ImageRawCCITTFaxAdapter( ImageRawCCITTFax imag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CCITTFaxAdapter.getBitsPer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CCITTFaxAdapter.getPDF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CCITTFaxAdapter.getFilte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CCITTFaxAdapter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CCITTFaxAdapter.outputContents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CCITTFaxAdapter.setup( PDFDocume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